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2.4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1.7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1.7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3.5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1.9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1.7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2.7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>
      <style:graphic-properties draw:stroke="none" svg:stroke-color="#000000" draw:fill="none" draw:fill-color="#ffffff" fo:min-height="1.666cm"/>
    </style:style>
    <style:style style:name="gr12" style:family="graphic" style:parent-style-name="standard">
      <style:graphic-properties draw:stroke="none" svg:stroke-color="#000000" draw:fill="none" draw:fill-color="#ffffff" fo:min-height="1.897cm"/>
    </style:style>
    <style:style style:name="gr1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2.4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2.4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1.7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3.5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1.9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3.5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1.9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1.7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1.7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7" draw:id="id7" draw:layer="layout" svg:width="2.9cm" svg:height="1.8cm" svg:x="13.4cm" svg:y="1.6cm">
          <text:p text:style-name="P1"><text:span text:style-name="T1">A</text:span><text:span text:style-name="T1">B</text:span><text:span text:style-name="T1">R</text:span><text:span text:style-name="T1">I</text:span><text:span text:style-name="T1">R</text:span></text:p>
          <text:p text:style-name="P1"><text:span text:style-name="T1">A</text:span><text:span text:style-name="T1">R</text:span><text:span text:style-name="T1">C</text:span><text:span text:style-name="T1">H</text:span><text:span text:style-name="T1">I</text:span><text:span text:style-name="T1">V</text:span><text:span text:style-name="T1">O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2cm" svg:height="1.8cm" svg:x="4.3cm" svg:y="4.6cm">
          <text:p text:style-name="P1"><text:span text:style-name="T1">OPEN</text:span></text:p>
          <text:p text:style-name="P1"><text:span text:style-name="T1">INPUT</text:span></text:p>
          <text:p text:style-name="P1"><text:span text:style-name="T1">PRO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2.2cm" svg:height="1.8cm" svg:x="6.9cm" svg:y="4.6cm">
          <text:p text:style-name="P1"><text:span text:style-name="T1">NOT </text:span></text:p>
          <text:p text:style-name="P1"><text:span text:style-name="T1">PROD-OK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cm" svg:height="0.962cm" svg:x="8.5cm" svg:y="4.5cm">
          <draw:text-box>
            <text:p text:style-name="P3"><text:span text:style-name="T2">°</text:span></text:p>
          </draw:text-box>
        </draw:frame>
        <draw:custom-shape draw:style-name="gr5" draw:text-style-name="P2" xml:id="id2" draw:id="id2" draw:layer="layout" svg:width="4cm" svg:height="1.8cm" svg:x="3.9cm" svg:y="7.6cm">
          <text:p text:style-name="P1"><text:span text:style-name="T1">MENSAJE-ERROR</text:span></text:p>
          <text:p text:style-name="P1"><text:span text:style-name="T1">← 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2.4cm" svg:height="1.8cm" svg:x="8.4cm" svg:y="7.6cm">
          <text:p text:style-name="P1"><text:span text:style-name="T1">MANEJAR </text:span></text:p>
          <text:p text:style-name="P1"><text:span text:style-name="T1">ERROR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0.8cm" svg:height="1cm" svg:x="10.2cm" svg:y="7.4cm">
          <draw:text-box>
            <text:p text:style-name="P5"><text:span text:style-name="T3">\</text:span></text:p>
          </draw:text-box>
        </draw:frame>
        <draw:connector draw:style-name="gr8" draw:text-style-name="P7" draw:layer="layout" svg:x1="8cm" svg:y1="6.4cm" svg:x2="5.9cm" svg:y2="7.6cm" draw:start-shape="id1" draw:start-glue-point="2" draw:end-shape="id2" draw:end-glue-point="0" svg:d="M8000 6400v600h-2100v600" svg:viewBox="0 0 2101 1201">
          <text:p/>
        </draw:connector>
        <draw:connector draw:style-name="gr8" draw:text-style-name="P7" draw:layer="layout" svg:x1="8cm" svg:y1="6.4cm" svg:x2="9.6cm" svg:y2="7.6cm" draw:start-shape="id1" draw:start-glue-point="2" draw:end-shape="id3" draw:end-glue-point="0" svg:d="M8000 6400v600h1600v600" svg:viewBox="0 0 1601 1201">
          <text:p/>
        </draw:connector>
        <draw:custom-shape draw:style-name="gr9" draw:text-style-name="P2" xml:id="id8" draw:id="id8" draw:layer="layout" svg:width="2.2cm" svg:height="1.8cm" svg:x="15.2cm" svg:y="4.6cm">
          <text:p text:style-name="P1"><text:span text:style-name="T1">OPEN</text:span></text:p>
          <text:p text:style-name="P1"><text:span text:style-name="T1">OUTPUT</text:span></text:p>
          <text:p text:style-name="P1"><text:span text:style-name="T1">MAE-AC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" draw:id="id4" draw:layer="layout" svg:width="3.2cm" svg:height="1.8cm" svg:x="17.8cm" svg:y="4.584cm">
          <text:p text:style-name="P1"><text:span text:style-name="T1">NOT </text:span></text:p>
          <text:p text:style-name="P1"><text:span text:style-name="T1">MAE-AC-OK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cm" svg:height="0.962cm" svg:x="20.4cm" svg:y="4.484cm">
          <draw:text-box>
            <text:p text:style-name="P3"><text:span text:style-name="T2">°</text:span></text:p>
          </draw:text-box>
        </draw:frame>
        <draw:frame draw:style-name="gr11" draw:text-style-name="P9" xml:id="id5" draw:id="id5" draw:layer="layout" svg:width="2.2cm" svg:height="1.916cm" svg:x="18.3cm" svg:y="7.784cm">
          <draw:text-box>
            <text:p text:style-name="P8"><text:span text:style-name="T4">Idem PROD</text:span></text:p>
          </draw:text-box>
        </draw:frame>
        <draw:connector draw:style-name="gr8" draw:text-style-name="P7" draw:layer="layout" svg:x1="19.4cm" svg:y1="6.384cm" svg:x2="19.4cm" svg:y2="7.784cm" draw:start-shape="id4" draw:start-glue-point="2" draw:end-shape="id5" draw:end-glue-point="0" svg:d="M19400 6384v1400" svg:viewBox="0 0 1 1401">
          <text:p/>
        </draw:connector>
        <draw:connector draw:style-name="gr8" draw:text-style-name="P7" draw:layer="layout" svg:x1="5.4cm" svg:y1="4.6cm" svg:x2="14.85cm" svg:y2="3.4cm" draw:start-shape="id6" draw:start-glue-point="0" draw:end-shape="id7" draw:end-glue-point="2" svg:d="M5400 4600v-600h9450v-600" svg:viewBox="0 0 9451 1201">
          <text:p/>
        </draw:connector>
        <draw:connector draw:style-name="gr8" draw:text-style-name="P7" draw:layer="layout" svg:x1="8cm" svg:y1="4.6cm" svg:x2="14.85cm" svg:y2="3.4cm" draw:start-shape="id1" draw:start-glue-point="0" draw:end-shape="id7" draw:end-glue-point="2" svg:d="M8000 4600v-600h6850v-600" svg:viewBox="0 0 6851 1201">
          <text:p/>
        </draw:connector>
        <draw:connector draw:style-name="gr8" draw:text-style-name="P7" draw:layer="layout" svg:x1="16.3cm" svg:y1="4.6cm" svg:x2="14.85cm" svg:y2="3.4cm" draw:start-shape="id8" draw:start-glue-point="0" draw:end-shape="id7" draw:end-glue-point="2" svg:d="M16300 4600v-600h-1450v-600" svg:viewBox="0 0 1451 1201">
          <text:p/>
        </draw:connector>
        <draw:connector draw:style-name="gr8" draw:text-style-name="P7" draw:layer="layout" svg:x1="19.4cm" svg:y1="4.584cm" svg:x2="14.85cm" svg:y2="3.4cm" draw:start-shape="id4" draw:start-glue-point="0" draw:end-shape="id7" draw:end-glue-point="2" svg:d="M19400 4584v-592h-4550v-592" svg:viewBox="0 0 4551 1185">
          <text:p/>
        </draw:connector>
        <draw:frame draw:style-name="gr12" draw:text-style-name="P11" xml:id="id9" draw:id="id9" draw:layer="layout" svg:width="3.1cm" svg:height="2.147cm" svg:x="11.5cm" svg:y="4.553cm">
          <draw:text-box>
            <text:p text:style-name="P10"><text:span text:style-name="T5">Idem PROD</text:span></text:p>
            <text:p text:style-name="P10"><text:span text:style-name="T5">para SOL1, SOL2, SOL3, MAE</text:span></text:p>
          </draw:text-box>
        </draw:frame>
        <draw:connector draw:style-name="gr8" draw:text-style-name="P7" draw:layer="layout" svg:x1="13.05cm" svg:y1="4.553cm" svg:x2="14.85cm" svg:y2="3.4cm" draw:start-shape="id9" draw:start-glue-point="0" draw:end-shape="id7" draw:end-glue-point="2" svg:d="M13050 4553v-576h1800v-577" svg:viewBox="0 0 1801 1154">
          <text:p/>
        </draw:connector>
        <draw:frame draw:style-name="gr12" draw:text-style-name="P11" xml:id="id10" draw:id="id10" draw:layer="layout" svg:width="4cm" svg:height="2.147cm" svg:x="22.4cm" svg:y="4.553cm">
          <draw:text-box>
            <text:p text:style-name="P10"><text:span text:style-name="T5">Idem MAE-AC para REP1, REP2</text:span></text:p>
          </draw:text-box>
        </draw:frame>
        <draw:connector draw:style-name="gr8" draw:text-style-name="P7" draw:layer="layout" svg:x1="14.85cm" svg:y1="3.4cm" svg:x2="24.4cm" svg:y2="4.553cm" draw:start-shape="id7" draw:start-glue-point="2" draw:end-shape="id10" draw:end-glue-point="0" svg:d="M14850 3400v577h9550v576" svg:viewBox="0 0 9551 1154">
          <text:p/>
        </draw:connector>
        <draw:custom-shape draw:style-name="gr13" draw:text-style-name="P2" xml:id="id15" draw:id="id15" draw:layer="layout" svg:width="2.9cm" svg:height="1.8cm" svg:x="13.5cm" svg:y="10.6cm">
          <text:p text:style-name="P1"><text:span text:style-name="T1">L</text:span><text:span text:style-name="T1">E</text:span><text:span text:style-name="T1">E</text:span><text:span text:style-name="T1">R</text:span></text:p>
          <text:p text:style-name="P1"><text:span text:style-name="T1">P</text:span><text:span text:style-name="T1">R</text:span><text:span text:style-name="T1">O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4" draw:id="id14" draw:layer="layout" svg:width="2.9cm" svg:height="1.8cm" svg:x="9.7cm" svg:y="13.7cm">
          <text:p text:style-name="P1"><text:span text:style-name="T1">LEER</text:span></text:p>
          <text:p text:style-name="P1"><text:span text:style-name="T1">PROD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1" draw:id="id11" draw:layer="layout" svg:width="2.2cm" svg:height="1.8cm" svg:x="6.9cm" svg:y="4.601cm">
          <text:p text:style-name="P1"><text:span text:style-name="T1">NOT </text:span></text:p>
          <text:p text:style-name="P1"><text:span text:style-name="T1">PROD-OK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cm" svg:height="0.962cm" svg:x="8.5cm" svg:y="4.501cm">
          <draw:text-box>
            <text:p text:style-name="P3"><text:span text:style-name="T2">°</text:span></text:p>
          </draw:text-box>
        </draw:frame>
        <draw:custom-shape draw:style-name="gr16" draw:text-style-name="P2" xml:id="id12" draw:id="id12" draw:layer="layout" svg:width="4cm" svg:height="1.8cm" svg:x="3.9cm" svg:y="7.601cm">
          <text:p text:style-name="P1"><text:span text:style-name="T1">MENSAJE-ERROR</text:span></text:p>
          <text:p text:style-name="P1"><text:span text:style-name="T1">← 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3" draw:id="id13" draw:layer="layout" svg:width="2.4cm" svg:height="1.8cm" svg:x="8.4cm" svg:y="7.601cm">
          <text:p text:style-name="P1"><text:span text:style-name="T1">MANEJAR </text:span></text:p>
          <text:p text:style-name="P1"><text:span text:style-name="T1">ERROR</text:span></text:p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0.8cm" svg:height="1cm" svg:x="10.2cm" svg:y="7.401cm">
          <draw:text-box>
            <text:p text:style-name="P5"><text:span text:style-name="T3">\</text:span></text:p>
          </draw:text-box>
        </draw:frame>
        <draw:connector draw:style-name="gr8" draw:text-style-name="P7" draw:layer="layout" svg:x1="8cm" svg:y1="6.401cm" svg:x2="5.9cm" svg:y2="7.601cm" draw:start-shape="id11" draw:start-glue-point="2" draw:end-shape="id12" draw:end-glue-point="0" svg:d="M8000 6401v600h-2100v600" svg:viewBox="0 0 2101 1201">
          <text:p/>
        </draw:connector>
        <draw:connector draw:style-name="gr8" draw:text-style-name="P7" draw:layer="layout" svg:x1="8cm" svg:y1="6.401cm" svg:x2="9.6cm" svg:y2="7.601cm" draw:start-shape="id11" draw:start-glue-point="2" draw:end-shape="id13" draw:end-glue-point="0" svg:d="M8000 6401v600h1600v600" svg:viewBox="0 0 1601 1201">
          <text:p/>
        </draw:connector>
        <draw:custom-shape draw:style-name="gr19" draw:text-style-name="P2" xml:id="id17" draw:id="id17" draw:layer="layout" svg:width="4cm" svg:height="1.8cm" svg:x="13.604cm" svg:y="16.528cm">
          <text:p text:style-name="P1"><text:span text:style-name="T1">MENSAJE-ERROR</text:span></text:p>
          <text:p text:style-name="P1"><text:span text:style-name="T1">← 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18" draw:id="id18" draw:layer="layout" svg:width="2.4cm" svg:height="1.8cm" svg:x="20.4cm" svg:y="16.5cm">
          <text:p text:style-name="P1"><text:span text:style-name="T1">MANEJAR </text:span></text:p>
          <text:p text:style-name="P1"><text:span text:style-name="T1">ERROR</text:span></text:p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0.8cm" svg:height="1cm" svg:x="22.2cm" svg:y="16.3cm">
          <draw:text-box>
            <text:p text:style-name="P5"><text:span text:style-name="T3">\</text:span></text:p>
          </draw:text-box>
        </draw:frame>
        <draw:custom-shape draw:style-name="gr22" draw:text-style-name="P2" draw:layer="layout" svg:width="2.2cm" svg:height="1.8cm" svg:x="17.1cm" svg:y="13.7cm">
          <text:p text:style-name="P1"><text:span text:style-name="T1">NOT </text:span></text:p>
          <text:p text:style-name="P1"><text:span text:style-name="T1">PROD-OK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cm" svg:height="0.962cm" svg:x="18.7cm" svg:y="13.6cm">
          <draw:text-box>
            <text:p text:style-name="P3"><text:span text:style-name="T2">°</text:span></text:p>
          </draw:text-box>
        </draw:frame>
        <draw:custom-shape draw:style-name="gr23" draw:text-style-name="P2" xml:id="id16" draw:id="id16" draw:layer="layout" svg:width="2.2cm" svg:height="1.8cm" svg:x="17.1cm" svg:y="13.7cm">
          <text:p text:style-name="P1"><text:span text:style-name="T1">NOT </text:span></text:p>
          <text:p text:style-name="P1"><text:span text:style-name="T1">PROD-OK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cm" svg:height="0.962cm" svg:x="18.7cm" svg:y="13.601cm">
          <draw:text-box>
            <text:p text:style-name="P3"><text:span text:style-name="T2">°</text:span></text:p>
          </draw:text-box>
        </draw:frame>
        <draw:connector draw:style-name="gr8" draw:text-style-name="P7" draw:layer="layout" svg:x1="11.15cm" svg:y1="13.7cm" svg:x2="14.95cm" svg:y2="12.4cm" draw:start-shape="id14" draw:start-glue-point="0" draw:end-shape="id15" draw:end-glue-point="2" svg:d="M11150 13700v-650h3800v-650" svg:viewBox="0 0 3801 1301">
          <text:p/>
        </draw:connector>
        <draw:connector draw:style-name="gr8" draw:text-style-name="P7" draw:layer="layout" svg:x1="18.2cm" svg:y1="13.7cm" svg:x2="14.95cm" svg:y2="12.4cm" draw:start-shape="id16" draw:start-glue-point="0" draw:end-shape="id15" draw:end-glue-point="2" svg:d="M18200 13700v-650h-3250v-650" svg:viewBox="0 0 3251 1301">
          <text:p/>
        </draw:connector>
        <draw:connector draw:style-name="gr8" draw:text-style-name="P7" draw:layer="layout" svg:x1="18.2cm" svg:y1="15.5cm" svg:x2="15.604cm" svg:y2="16.528cm" draw:start-shape="id16" draw:start-glue-point="2" draw:end-shape="id17" draw:end-glue-point="0" svg:d="M18200 15500v514h-2596v514" svg:viewBox="0 0 2597 1029">
          <text:p/>
        </draw:connector>
        <draw:connector draw:style-name="gr8" draw:text-style-name="P7" draw:layer="layout" svg:x1="18.2cm" svg:y1="15.5cm" svg:x2="21.6cm" svg:y2="16.5cm" draw:start-shape="id16" draw:start-glue-point="2" draw:end-shape="id18" draw:end-glue-point="0" svg:d="M18200 15500v501h1650v-2h1750v501" svg:viewBox="0 0 340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5:40:37.245912154</meta:creation-date>
    <dc:date>2018-05-10T16:15:23.151515577</dc:date>
    <meta:editing-duration>PT3M8S</meta:editing-duration>
    <meta:editing-cycles>2</meta:editing-cycles>
    <meta:generator>LibreOffice/5.1.6.2$Linux_X86_64 LibreOffice_project/10m0$Build-2</meta:generator>
    <meta:document-statistic meta:object-count="42"/>
  </office:meta>
</office:document-meta>
</file>